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8D00000127AD150475B6E8B10F.png" manifest:media-type="image/png"/>
  <manifest:file-entry manifest:full-path="Pictures/10000BF700004D96000013A337997E9E2B4F1DA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207364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15da2e" officeooo:paragraph-rsid="0015da2e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1c1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143cm" svg:y="-1.087cm" svg:width="14.833cm" svg:height="3.759cm" draw:z-index="0"><draw:image xlink:href="Pictures/10000BF700004D96000013A337997E9E2B4F1DA0.svg" xlink:type="simple" xlink:show="embed" xlink:actuate="onLoad" draw:mime-type="image/svg+xml"/><draw:image xlink:href="Pictures/100000010000048D00000127AD150475B6E8B1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207364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21c142"/>
    </style:style>
    <style:style style:name="MT2" style:family="text">
      <style:text-properties officeooo:rsid="0015da2e"/>
    </style:style>
    <style:style style:name="MT3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 legal entity behind BornHack is:</text:p>
        <text:p text:style-name="MP2">BornHack <text:span text:style-name="MT1">ApS</text:span> <text:span text:style-name="MT2">c/o Thomas Steen Rasmussen</text:span>, Skelbyvej 147, Næsby, </text:p>
        <text:p text:style-name="MP3">4171 Glumsø, Denmark. CVR# 37666521</text:p>
        <text:p text:style-name="MP4"><text:span text:style-name="MT3">email </text:span><text:a xlink:type="simple" xlink:href="mailto:info@bornhack.dk" text:style-name="Internet_20_link" text:visited-style-name="Visited_20_Internet_20_Link"><text:span text:style-name="MT3">info@bornhack.dk</text:span></text:a><text:span text:style-name="MT3"> - web </text:span><text:a xlink:type="simple" xlink:href="https://www.bornhack.dk/" text:style-name="Internet_20_link" text:visited-style-name="Visited_20_Internet_20_Link"><text:span text:style-name="MT3">https://www.bornhack.dk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6T20:00:38.739000000</meta:creation-date>
    <dc:date>2021-10-26T21:37:53.514494534</dc:date>
    <meta:editing-duration>PT30M46S</meta:editing-duration>
    <meta:editing-cycles>11</meta:editing-cycles>
    <meta:generator>LibreOffice/7.2.2.2$MacOSX_X86_64 LibreOffice_project/02b2acce88a210515b4a5bb2e46cbfb63fe97d56</meta:generator>
    <meta:document-statistic meta:table-count="0" meta:image-count="1" meta:object-count="0" meta:page-count="1" meta:paragraph-count="4" meta:word-count="25" meta:character-count="186" meta:non-whitespace-character-count="164"/>
  </office:meta>
</office:document-meta>
</file>